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Hart; Sabato Morai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; A. Hart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4 July 1873</text:p>
      <text:p text:style-name="P5">Month<text:tab/><text:tab/><text:tab/><text:tab/><text:tab/><text:tab/>July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1411 Arch Street/</text:span></text:p>
      <text:p text:style-name="P3"><text:span text:style-name="T1">Philad July 4</text:span><text:span text:style-name="T2">th</text:span><text:span text:style-name="T1"> 1873/</text:span></text:p>
      <text:p text:style-name="P2"><text:span text:style-name="T1">Rev S Morais/</text:span></text:p>
      <text:p text:style-name="P2"><text:span text:style-name="T1"><text:tab/>My Dear Sir/</text:span></text:p>
      <text:p text:style-name="P2"><text:span text:style-name="T1"><text:tab/><text:tab/>On this anni-/-versary of the “National Inde/-pendence,” a few of your friends,/ desire your acceptance of/ the Enclosed, as a small/ tribute of the high Esteem in/ which they hold you as a/ man, and as their Religious/ guide, and have appointed/ me to communicate the same/ to you, which I do in this/ simple but sincere manner,/ and with best wishes for your/ Health, &amp; Happiness of your little/ ones, believe me as ever/</text:span></text:p>
      <text:p text:style-name="P2"><text:span text:style-name="T1"><text:tab/>Your sincere friend A. Hart/</text:span></text:p>
      <text:p text:style-name="P2"><text:span text:style-name="T1"/></text:p>
      <text:p text:style-name="P2"><text:span text:style-name="T1">[Page 2]</text:span></text:p>
      <text:p text:style-name="P2"><text:span text:style-name="T1">A. Hart Esqre/</text:span></text:p>
      <text:p text:style-name="P3"><text:span text:style-name="T1">4</text:span><text:span text:style-name="T2">th</text:span><text:span text:style-name="T1"> July 1873/</text:span></text:p>
      <text:p text:style-name="P2"><text:span text:style-name="T1">My dear Sir/</text:span></text:p>
      <text:p text:style-name="P2"><text:span text:style-name="T1"><text:tab/>The grant of two hundred dollars, which yourself/ “and a few friends” have been pleased to offer on this never-/to be forgotten day, could scarcely have been more acceptable/ at any other time than at the present. <text:s/>It is really a/ godsend. <text:s/>Circumstances of an unpleasant nature,/ [?] upon me of late a large expense. <text:s/>My well-wishers/ doubtless through your instrumentality—have removed much/ of the burden I am unaccustomed to bear. <text:s/>I know that my/ cong [?] every point to fulfil[sic] their argument; that I view/ what must suffice my family, and, I may add, I have made/ it the rule of my life not to let my outlay exceed my means,/ but this year has unavoidably brought on what I was ill-/prepared to meet. <text:s/>Many thanks to all who have come/ to my rescue. <text:s/>Have the kindness to express to them indi-/vidually and collectively the sentiments cherished by/</text:span></text:p>
      <text:p text:style-name="P2"><text:span text:style-name="T1"><text:tab/><text:tab/><text:tab/><text:tab/><text:tab/><text:tab/>yours very gratefully/</text:span></text:p>
      <text:p text:style-name="P2"><text:span text:style-name="T1"><text:tab/><text:tab/><text:tab/><text:tab/><text:tab/><text:tab/><text:tab/>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2:44:01</meta:creation-date>
    <dc:date>2009-05-18T13:06:29</dc:date>
    <dc:language>en-US</dc:language>
    <meta:editing-cycles>2</meta:editing-cycles>
    <meta:editing-duration>PT7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432" meta:character-count="2776"/>
  </office:meta>
</office:document-meta>
</file>